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Text_20_body">
      <style:text-properties officeooo:rsid="006044e0" officeooo:paragraph-rsid="006044e0"/>
    </style:style>
    <style:style style:name="P38" style:family="paragraph" style:parent-style-name="Text_20_body">
      <style:text-properties officeooo:rsid="0062232e" officeooo:paragraph-rsid="0062232e"/>
    </style:style>
    <style:style style:name="P39" style:family="paragraph" style:parent-style-name="Text_20_body">
      <style:text-properties officeooo:rsid="0063ea89" officeooo:paragraph-rsid="0063ea89"/>
    </style:style>
    <style:style style:name="P40" style:family="paragraph" style:parent-style-name="Text_20_body">
      <style:text-properties officeooo:rsid="00659b05" officeooo:paragraph-rsid="00659b05"/>
    </style:style>
    <style:style style:name="P41" style:family="paragraph" style:parent-style-name="Text_20_body">
      <style:text-properties officeooo:rsid="00677ef6" officeooo:paragraph-rsid="00677ef6"/>
    </style:style>
    <style:style style:name="P42" style:family="paragraph" style:parent-style-name="Text_20_body">
      <style:text-properties officeooo:rsid="006ea722" officeooo:paragraph-rsid="006ea722"/>
    </style:style>
    <style:style style:name="P43" style:family="paragraph" style:parent-style-name="Text_20_body">
      <style:text-properties officeooo:rsid="006f1851" officeooo:paragraph-rsid="006f1851"/>
    </style:style>
    <style:style style:name="P44" style:family="paragraph" style:parent-style-name="Text_20_body">
      <style:text-properties officeooo:rsid="0070cabd" officeooo:paragraph-rsid="0070cabd"/>
    </style:style>
    <style:style style:name="P45" style:family="paragraph" style:parent-style-name="Text_20_body">
      <style:text-properties officeooo:rsid="0073018b" officeooo:paragraph-rsid="0073018b"/>
    </style:style>
    <style:style style:name="P46" style:family="paragraph" style:parent-style-name="Text_20_body">
      <style:text-properties officeooo:rsid="00767138" officeooo:paragraph-rsid="00767138"/>
    </style:style>
    <style:style style:name="P47" style:family="paragraph" style:parent-style-name="Text_20_body">
      <style:text-properties officeooo:rsid="007839ab" officeooo:paragraph-rsid="007839ab"/>
    </style:style>
    <style:style style:name="P48" style:family="paragraph" style:parent-style-name="Heading_20_1">
      <style:text-properties officeooo:paragraph-rsid="0041e535"/>
    </style:style>
    <style:style style:name="P49" style:family="paragraph" style:parent-style-name="Heading_20_1">
      <style:text-properties officeooo:rsid="00321bee"/>
    </style:style>
    <style:style style:name="P50" style:family="paragraph" style:parent-style-name="Heading_20_1">
      <style:text-properties officeooo:rsid="003aa8ee" officeooo:paragraph-rsid="003aa8ee"/>
    </style:style>
    <style:style style:name="P51" style:family="paragraph" style:parent-style-name="Heading_20_1">
      <style:text-properties officeooo:rsid="0058469b" officeooo:paragraph-rsid="0058469b"/>
    </style:style>
    <style:style style:name="P52" style:family="paragraph" style:parent-style-name="Text_20_body">
      <style:text-properties officeooo:rsid="0073018b" officeooo:paragraph-rsid="0073018b"/>
    </style:style>
    <style:style style:name="P53" style:family="paragraph" style:parent-style-name="Text_20_body">
      <style:text-properties officeooo:rsid="0079ceec" officeooo:paragraph-rsid="0079ceec"/>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T16" style:family="text">
      <style:text-properties officeooo:rsid="00659b05"/>
    </style:style>
    <style:style style:name="T17" style:family="text">
      <style:text-properties officeooo:rsid="006f1851"/>
    </style:style>
    <style:style style:name="T18" style:family="text">
      <style:text-properties officeooo:rsid="0073018b"/>
    </style:style>
    <style:style style:name="T19" style:family="text">
      <style:text-properties officeooo:rsid="00754965"/>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48"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 <text:span text:style-name="T17">x2</text:span></text:p>
      <text:p text:style-name="P5">Mono spin radiator — radiate more on one spin of ferrite or dielectric core than the other, causes rotation of e.g. electrons or a disc <text:span text:style-name="T17">x2</text:span></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49"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50"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51"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text:h text:style-name="Heading_20_1" text:outline-level="1"><text:soft-page-break/>Conventional Energy Pull antenna</text:h>
      <text:p text:style-name="P37">Note: conventional energy is dA/dt E-field based energy in this chapter.</text:p>
      <text:p text:style-name="P37">The gravity radiation is created by reflexive sphere with shining a ligh inside it.</text:p>
      <text:p text:style-name="P37">The conventional radiation is created by resistor inversion circuit where the Aq component of velocity makes the resistance in the direction of velocity.</text:p>
      <text:p text:style-name="P37">If the transistors are sandwich, they are PNP, if they are needle, they are NPN.</text:p>
      <text:h text:style-name="Heading_20_1" text:outline-level="1">Over — unity electric motor</text:h>
      <text:p text:style-name="P38">An electric motor where the entire torque force is produced by JxB component of Lorentz Force doesn’t pull in electromagnetic energy, and as such, only the resistive cables use up energy from the battery.</text:p>
      <text:p text:style-name="P38">It can be coupled with a with electric field dynamo for autonomous operation in theory but it would only work if combined with a gravity radiator like the flash light one or of another design in the nearby few 10s of kilometers.</text:p>
      <text:p text:style-name="P38">If used on large scale without such a gravity like radiator, can raise the temperature of the planet.</text:p>
      <text:p text:style-name="P39">Also acceleration of the speed will consume energy.</text:p>
      <text:h text:style-name="Heading_20_1" text:outline-level="1">The Soviet automobiles <text:span text:style-name="T16">except Lada</text:span></text:h>
      <text:p text:style-name="P40">The driving torque was produced by over-unity electric motor. The piston was made out of porous aluminium, oxidied by Nitrogen Tri oxide, and deoxidied when going down a hill, to restore charge.</text:p>
      <text:p text:style-name="P40">The oxidation and deoxidation was done by controlling pressure and tempetature within the cylinder.</text:p>
      <text:p text:style-name="P40">The periodic repair was to replace the oxidised aluminium.</text:p>
      <text:p text:style-name="P40">The RPM speed of the electric over unity motor was comparable to a petrol engine, and as such, resistive losses were low.</text:p>
      <text:h text:style-name="Heading_20_1" text:outline-level="1">FTL planes — part knowledge only</text:h>
      <text:p text:style-name="P41">One of the versions of the FTL plane is basically a over-unity motor that produces inward radiation, which is caught by the back bent wings.</text:p>
      <text:p text:style-name="P41">The body of the craft acts as a energy radiator propelling the craft forward.</text:p>
      <text:p text:style-name="P41">Inside the engines there would be an asymmetrical capacitor with ferrite material between the plates, the fan in the engine rotates for unknown to me reason.</text:p>
      <text:p text:style-name="P41">Perhaps in the nose of the propeller there is a little tabernacle with coil around dielectric, which would produce explosive sparcs at the end of the engine to produce conventional looking launch.</text:p>
      <text:p text:style-name="P41">The FTL mode would be activated by dumping electrons in the stratosphere and also helium to avoid an arc breakdown due to high electric fields.</text:p>
      <text:p text:style-name="P41"><text:soft-page-break/>This results in exponential expansion of velocity without it expanding the impulse.</text:p>
      <text:p text:style-name="P41">It is not completely known why upon arriving at the other planet, it doesn’t settle for the momentum coordinate but for the velocity coordinate.</text:p>
      <text:p text:style-name="P41">Perhaps it only works that way if there is change of gravitational potential which makes the impulse be redefined, because the change is measured by the observers of the plane, they arrive at the destination.</text:p>
      <text:p text:style-name="P42">The magnetic core of the capacitor has sawtooth shape on one side to rotate the blades of the fan with the generated impulse.</text:p>
      <text:h text:style-name="Heading_20_1" text:outline-level="1">Flying saucers — marked undesirable</text:h>
      <text:p text:style-name="P43">The «tabernacle» aka capacitor core with coil can only be made by sacrificing a person who is in some way «married» to the sacrificer.</text:p>
      <text:p text:style-name="P43">To make a flying saucer that works in space, even on orbit, one has to utilise the 9 goldium radiators and the conventional energy inward radiator aka resistor inverting inductor/transformer but the «tabernacle» radiator involves a sacrifice.</text:p>
      <text:p text:style-name="P43">For that reason the flying saucer could and should be considered undesirable.</text:p>
      <text:p text:style-name="P43">Nothe these would still use lift for their launch if there is Aether pumped grid on the ground. This grid will prevent them from verically landing or taking off.</text:p>
      <text:h text:style-name="Heading_20_1" text:outline-level="1">DDR6 ECC and DDR7 restrictions</text:h>
      <text:p text:style-name="P44">DDR6 ECC memory, <text:span text:style-name="T18">if using same pin count,</text:span> would have to poison the users because[1] the spark-plug of the magnetic and dielectric mono-spin radiators would decay the material in the spark plug, which would, if the spark plug is about 1mm^3 of insulator about 10 nano particles per second estimated.</text:p>
      <text:p text:style-name="P45">DDR7 not possible with same pin count.</text:p>
      <text:p text:style-name="P45">However DDR6 and 5 might not quite have to poison the user as it might contains actual «gold» cables for the clkREF instead of signal generators.</text:p>
      <text:p text:style-name="P45">This means that the 5 m1 metals on TSMC are 5 Earth level goldium cables for splitting the signal and not general routing cables.</text:p>
      <text:p text:style-name="P45">They have to be made in equal amounts <text:span text:style-name="T19">or part matter a small dumbell for the unbalanced part matters</text:span>.</text:p>
      <text:p text:style-name="P45">Also AMD/TSMC cpu chips would have to have gold and normal displays for dual use Hell/Earth and if implementing DDR6 would have 10 «gold» cables for 10600 GBps operations which means it would have to change display technology to have gold and level 2 gold cables in the screen instead of gold and normal.</text:p>
      <text:p text:style-name="P45">If there is normally a third display aka inraloka display / tripple user then it is not clear how this is going to be implemented with DDR6. With DDR5 the Inraloka display can be done with level 2 gold cables in the screen.</text:p>
      <text:p text:style-name="P53"><text:soft-page-break/>However gold splitting the signals is dependent on the level of pariality of matter. It works, presumably, at mono planet layer where the one signal layer is the next level of partial matter. But if we go one level wholesome matter up or down, it would presumably not work, so a general usable PC woudn’t use the signal splitting because at the «Earth» level all signals can be combined, and thus, on «Sharon» aka Earth-Mars-Venus the signal splitting wouldn’t work and such microchip would be non functional.</text:p>
      <text:h text:style-name="Heading_20_1" text:outline-level="1">Competition Chip manufacturing / Heater manufacturing</text:h>
      <text:p text:style-name="P46">The part matter cables can be used on the «hell» layer to heat a boiler or a heater with energy generated on the «earth» layer which could be more important to some countries than producing their own DDR5 / DDR6 technology micro chips.</text:p>
      <text:p text:style-name="P47">Split layer manufacturing generally requires a person with somewhat significant magical ability aand as such re appointing such people to make micro chips in large quantities could be considered a waste of effo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3-03T10:18:14.836287025</dc:date>
    <meta:editing-duration>PT4H38M41S</meta:editing-duration>
    <meta:editing-cycles>79</meta:editing-cycles>
    <meta:generator>LibreOffice/24.2.7.2$Linux_X86_64 LibreOffice_project/420$Build-2</meta:generator>
    <meta:document-statistic meta:table-count="0" meta:image-count="0" meta:object-count="10" meta:page-count="8" meta:paragraph-count="146" meta:word-count="3105" meta:character-count="18079" meta:non-whitespace-character-count="15097"/>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